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800001B5300000AB1D1BB60AB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S Shell Dlg" svg:font-family="'MS Shell Dlg'"/>
    <style:font-face style:name="OpenSymbol" svg:font-family="Open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a0" style:font-name="Comic Sans MS" fo:font-size="10pt" fo:font-weight="bold" style:font-name-asian="Comic Sans MS" style:font-size-asian="10pt" style:font-weight-asian="bold" style:font-name-complex="Comic Sans MS" style:font-size-complex="10pt" style:font-weight-complex="bold"/>
    </style:style>
    <style:style style:name="P2" style:family="paragraph" style:parent-style-name="Standard">
      <style:paragraph-properties fo:margin-left="0.489cm" fo:margin-right="0.032cm" fo:text-indent="0cm" style:auto-text-indent="false" style:text-autospace="none">
        <style:tab-stops>
          <style:tab-stop style:position="0.781cm"/>
        </style:tab-stops>
      </style:paragraph-properties>
      <style:text-properties fo:color="#0000a0" style:font-name="Comic Sans MS" fo:font-size="10pt" fo:font-style="normal" fo:font-weight="bold" style:font-name-asian="Comic Sans MS" style:font-size-asian="10pt" style:font-style-asian="normal" style:font-weight-asian="bold" style:font-name-complex="Comic Sans MS" style:font-size-complex="10pt" style:font-style-complex="normal" style:font-weight-complex="bold" text:display="true"/>
    </style:style>
    <style:style style:name="P3" style:family="paragraph" style:parent-style-name="Standard">
      <style:paragraph-properties fo:margin-left="0.489cm" fo:margin-right="0.032cm" fo:text-indent="0cm" style:auto-text-indent="false" style:text-autospace="none">
        <style:tab-stops>
          <style:tab-stop style:position="0.781cm"/>
        </style:tab-stops>
      </style:paragraph-properties>
      <style:text-properties fo:color="#0000ff" style:font-name="Comic Sans MS" fo:font-size="10pt" fo:font-style="normal" style:text-underline-style="solid" style:text-underline-width="auto" style:text-underline-color="font-color" fo:font-weight="bold" style:font-name-asian="Comic Sans MS" style:font-size-asian="10pt" style:font-style-asian="normal" style:font-weight-asian="bold" style:font-name-complex="Comic Sans MS" style:font-size-complex="10pt" style:font-style-complex="normal" style:font-weight-complex="bold" text:display="true"/>
    </style:style>
    <style:style style:name="P4" style:family="paragraph" style:parent-style-name="Standard">
      <style:paragraph-properties fo:margin-left="0.127cm" fo:margin-right="0.032cm" fo:text-indent="0cm" style:auto-text-indent="false" style:text-autospace="none">
        <style:tab-stops>
          <style:tab-stop style:position="1.143cm"/>
        </style:tab-stops>
      </style:paragraph-properties>
    </style:style>
    <style:style style:name="P5" style:family="paragraph" style:parent-style-name="Standard">
      <style:paragraph-properties fo:margin-left="0.127cm" fo:margin-right="0.032cm" fo:text-indent="0cm" style:auto-text-indent="false" style:text-autospace="none">
        <style:tab-stops>
          <style:tab-stop style:position="1.143cm"/>
        </style:tab-stops>
      </style:paragraph-properties>
      <style:text-properties fo:color="#0000a0" style:font-name="Comic Sans MS" fo:font-size="10pt" fo:font-style="normal" fo:font-weight="bold" style:font-name-asian="Comic Sans MS" style:font-size-asian="10pt" style:font-style-asian="normal" style:font-weight-asian="bold" style:font-name-complex="Comic Sans MS" style:font-size-complex="10pt" style:font-style-complex="normal" style:font-weight-complex="bold" text:display="true"/>
    </style:style>
    <style:style style:name="P6" style:family="paragraph" style:parent-style-name="Standard">
      <style:paragraph-properties fo:margin-left="0.127cm" fo:margin-right="0.032cm" fo:text-indent="0cm" style:auto-text-indent="false" style:text-autospace="none">
        <style:tab-stops>
          <style:tab-stop style:position="1.143cm"/>
        </style:tab-stops>
      </style:paragraph-properties>
      <style:text-properties fo:color="#545454" style:font-name="MS Shell Dlg" fo:font-size="10pt" fo:font-style="normal" fo:font-weight="normal" style:font-name-asian="MS Shell Dlg" style:font-size-asian="10pt" style:font-style-asian="normal" style:font-weight-asian="normal" style:font-name-complex="MS Shell Dlg" style:font-size-complex="10pt" style:font-style-complex="normal" style:font-weight-complex="normal" text:display="true"/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T1" style:family="text">
      <style:text-properties fo:color="#545454" style:font-name="MS Shell Dlg" fo:font-size="10pt" fo:font-weight="normal" style:font-name-asian="MS Shell Dlg" style:font-size-asian="10pt" style:font-weight-asian="normal" style:font-name-complex="MS Shell Dlg" style:font-size-complex="10pt" style:font-weight-complex="normal" text:display="none"/>
    </style:style>
    <style:style style:name="T2" style:family="text">
      <style:text-properties fo:color="#545454" style:font-name="MS Shell Dlg" fo:font-size="10pt" fo:font-style="normal" fo:font-weight="normal" style:font-name-asian="MS Shell Dlg" style:font-size-asian="10pt" style:font-style-asian="normal" style:font-weight-asian="normal" style:font-name-complex="MS Shell Dlg" style:font-size-complex="10pt" style:font-style-complex="normal" style:font-weight-complex="normal" text:display="none"/>
    </style:style>
    <style:style style:name="T3" style:family="text">
      <style:text-properties fo:color="#0000fc" style:font-name="MS Shell Dlg" fo:font-size="10pt" fo:font-weight="normal" style:font-name-asian="MS Shell Dlg" style:font-size-asian="10pt" style:font-weight-asian="normal" style:font-name-complex="MS Shell Dlg" style:font-size-complex="10pt" style:font-weight-complex="normal" text:display="none"/>
    </style:style>
    <style:style style:name="T4" style:family="text">
      <style:text-properties fo:color="#0000fc" style:font-name="MS Shell Dlg" fo:font-size="10pt" fo:font-style="normal" fo:font-weight="normal" style:font-name-asian="MS Shell Dlg" style:font-size-asian="10pt" style:font-style-asian="normal" style:font-weight-asian="normal" style:font-name-complex="MS Shell Dlg" style:font-size-complex="10pt" style:font-style-complex="normal" style:font-weight-complex="normal" text:display="none"/>
    </style:style>
    <style:style style:name="T5" style:family="text">
      <style:text-properties fo:color="#0206fb" style:font-name="MS Shell Dlg" fo:font-size="10pt" fo:font-weight="normal" style:font-name-asian="MS Shell Dlg" style:font-size-asian="10pt" style:font-weight-asian="normal" style:font-name-complex="MS Shell Dlg" style:font-size-complex="10pt" style:font-weight-complex="normal" text:display="none"/>
    </style:style>
    <style:style style:name="T6" style:family="text">
      <style:text-properties fo:color="#0206fb" style:font-name="MS Shell Dlg" fo:font-size="10pt" fo:font-style="normal" fo:font-weight="normal" style:font-name-asian="MS Shell Dlg" style:font-size-asian="10pt" style:font-style-asian="normal" style:font-weight-asian="normal" style:font-name-complex="MS Shell Dlg" style:font-size-complex="10pt" style:font-style-complex="normal" style:font-weight-complex="normal" text:display="none"/>
    </style:style>
    <style:style style:name="T7" style:family="text">
      <style:text-properties fo:color="#050cf9" style:font-name="MS Shell Dlg" fo:font-size="10pt" fo:font-weight="normal" style:font-name-asian="MS Shell Dlg" style:font-size-asian="10pt" style:font-weight-asian="normal" style:font-name-complex="MS Shell Dlg" style:font-size-complex="10pt" style:font-weight-complex="normal" text:display="none"/>
    </style:style>
    <style:style style:name="T8" style:family="text">
      <style:text-properties fo:color="#050cf9" style:font-name="MS Shell Dlg" fo:font-size="10pt" fo:font-style="normal" fo:font-weight="normal" style:font-name-asian="MS Shell Dlg" style:font-size-asian="10pt" style:font-style-asian="normal" style:font-weight-asian="normal" style:font-name-complex="MS Shell Dlg" style:font-size-complex="10pt" style:font-style-complex="normal" style:font-weight-complex="normal" text:display="none"/>
    </style:style>
    <style:style style:name="T9" style:family="text">
      <style:text-properties fo:color="#0712f8" style:font-name="MS Shell Dlg" fo:font-size="10pt" fo:font-style="normal" fo:font-weight="bold" style:font-name-asian="MS Shell Dlg" style:font-size-asian="10pt" style:font-style-asian="normal" style:font-weight-asian="bold" style:font-name-complex="MS Shell Dlg" style:font-size-complex="10pt" style:font-style-complex="normal" style:font-weight-complex="bold" text:display="true"/>
    </style:style>
    <style:style style:name="T10" style:family="text">
      <style:text-properties fo:color="#0a18f7" style:font-name="MS Shell Dlg" fo:font-size="10pt" fo:font-style="normal" fo:font-weight="bold" style:font-name-asian="MS Shell Dlg" style:font-size-asian="10pt" style:font-style-asian="normal" style:font-weight-asian="bold" style:font-name-complex="MS Shell Dlg" style:font-size-complex="10pt" style:font-style-complex="normal" style:font-weight-complex="bold" text:display="true"/>
    </style:style>
    <style:style style:name="T11" style:family="text">
      <style:text-properties fo:color="#0000a0" style:font-name="Comic Sans MS" fo:font-size="10pt" fo:font-style="normal" fo:font-weight="bold" style:font-name-asian="Comic Sans MS" style:font-size-asian="10pt" style:font-style-asian="normal" style:font-weight-asian="bold" style:font-name-complex="Comic Sans MS" style:font-size-complex="10pt" style:font-style-complex="normal" style:font-weight-complex="bold" text:display="tru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TTRAVERSAMENTO TRATTO</text:p>
      <text:p text:style-name="Standard">Entità</text:p>
      <text:p text:style-name="Standard">S = Segment</text:p>
      <text:p text:style-name="Standard">P = Path</text:p>
      <text:p text:style-name="Standard">C = Competitor</text:p>
      <text:p text:style-name="Standard">R= Racetrack</text:p>
      <text:p text:style-name="Standard"/>
      <text:p text:style-name="Standard">Sequenza di istruzioni :</text:p>
      <text:p text:style-name="Standard"/>
      <text:p text:style-name="Standard">S.goThrough(concorrente C){</text:p>
      <text:p text:style-name="Standard"><text:tab/>isActive=TRUE;</text:p>
      <text:p text:style-name="Standard"><text:tab/>se !primo =&gt; wait</text:p>
      <text:p text:style-name="Standard">////parte ridefinita solo per preBox</text:p>
      <text:p text:style-name="Standard"><text:tab/>try{</text:p>
      <text:p text:style-name="Standard"><text:tab/>C.search Strategy</text:p>
      <text:p text:style-name="Standard"><text:tab/>C.testConnection<text:tab/></text:p>
      <text:p text:style-name="Standard">}</text:p>
      <text:p text:style-name="Standard"><text:tab/>catch(E){</text:p>
      <text:p text:style-name="Standard"><text:tab/>C.requestStrategy</text:p>
      <text:p text:style-name="Standard"><text:tab/>C.testConnection<text:tab/></text:p>
      <text:p text:style-name="Standard"><text:tab/>}</text:p>
      <text:p text:style-name="Standard"><text:tab/></text:p>
      <text:p text:style-name="Standard">///////////////////////////////////////////////////////////////////</text:p>
      <text:p text:style-name="Standard"/>
      <text:p text:style-name="Standard">}</text:p>
      <text:p text:style-name="Standard">// qua dovrà esserci un metodo di aggiornamento delle tabelle relative alle classifiche e delle //statistiche della macchina</text:p>
      <text:p text:style-name="Standard">onBoardComputer.updateTable(status)</text:p>
      <text:p text:style-name="Standard"/>
      <text:p text:style-name="Standard"/>
      <text:p text:style-name="Standard">S.enterSegment<text:tab/>//serve il lock per evitare che quando si aggiorna il tempo (e quindi ci si </text:p>
      <text:p text:style-name="Standard"><text:tab/><text:tab/>// sposta dalla prima posizione della coda ) nessuno esegua finchè non si sia </text:p>
      <text:p text:style-name="Standard"><text:tab/><text:tab/>//finito di fare la updateStartIstant</text:p>
      <text:p text:style-name="Standard"><text:tab/>time=Strategy.evaluate(S)</text:p>
      <text:p text:style-name="Standard"/>
      <text:p text:style-name="Standard"/>
      <text:p text:style-name="Standard">//creazione status nell'auto con parametri ritornati dallo strategy.evaluate in modo da poter calcolare //i dati per la produzione e il salvataggio delle statistiche relative al concorrente</text:p>
      <text:p text:style-name="Standard">Auto.calculateStatus(....);</text:p>
      <text:p text:style-name="Standard"/>
      <text:p text:style-name="Standard">loop:<text:tab/>S[n+1, n+2..0,1..n-1].setArrivalTime(MinTime)</text:p>
      <text:p text:style-name="Standard">end loop</text:p>
      <text:p text:style-name="Standard"/>
      <text:p text:style-name="Standard">P.updateStartIstant</text:p>
      <text:p text:style-name="Standard">S.endLock</text:p>
      <text:p text:style-name="Standard">P.cross(time) {//metodo per far passare tempo, per una esecuzione più lenta</text:p>
      <text:p text:style-name="Standard">R.nextSegment()</text:p>
      <text:p text:style-name="Standard">}</text:p>
      <text:p text:style-name="Standard">AGGIORNAMENTO TABELLE</text:p>
      <text:p text:style-name="Standard"/>
      <text:p text:style-name="Standard">computerbordo.update <text:tab/>{<text:tab/>//computer di bordo</text:p>
      <text:p text:style-name="Standard">this.update</text:p>
      <text:p text:style-name="Standard"><text:soft-page-break/>i=gen.update<text:tab/><text:tab/>//tabella generale</text:p>
      <text:p text:style-name="Standard">tabCircuito.update(i, id)<text:tab/>//tabella circuito</text:p>
      <text:p text:style-name="Standard">}</text:p>
      <text:p text:style-name="Standard"/>
      <text:p text:style-name="Standard">il computer ha</text:p>
      <text:list xml:id="list43109697" text:style-name="L1">
        <text:list-item>
          <text:p text:style-name="P7">riferimento alla tabella generale</text:p>
        </text:list-item>
        <text:list-item>
          <text:p text:style-name="P7">riferimento alla tabella del circuito</text:p>
        </text:list-item>
      </text:list>
      <text:p text:style-name="Standard">(riferimento si intende alla classe o all'oggetto)</text:p>
      <text:p text:style-name="Standard"/>
      <text:p text:style-name="Standard">conc.update-&gt; computerbordo.update(dati)</text:p>
      <text:p text:style-name="Standard">tratto.entersegment-&gt;class.update(dati) //come dati si usano ovviamente quelli del giro precedente.</text:p>
      <text:p text:style-name="Standard"><text:tab/><text:tab/><text:tab/> <text:s text:c="5"/>// bisogna far controllare l'istante di tempo che si sta </text:p>
      <text:p text:style-name="Standard"><text:tab/><text:tab/><text:tab/> <text:s text:c="5"/>// scrivendo</text:p>
      <text:p text:style-name="Standard"/>
      <text:p text:style-name="Standard">Al tratto n si scrivono nella tabella i dati relativi al tratto n-1</text:p>
      <text:p text:style-name="Standard">i riferimenti presenti sono</text:p>
      <text:list xml:id="list43119271" text:style-name="L2">
        <text:list-item>
          <text:p text:style-name="P8">nel concorrente il riferimento al computer di bordo (con storicità)</text:p>
        </text:list-item>
        <text:list-item>
          <text:p text:style-name="P8">nel tratto il riferimento alla tabella generale (senza storicità, la tabella che prima si chiamava tabCircuito)</text:p>
        </text:list-item>
      </text:list>
      <text:p text:style-name="Standard"/>
      <text:p text:style-name="Standard"/>
      <text:p text:style-name="Standard">Velocità auto</text:p>
      <text:p text:style-name="Standard"/>
      <text:p text:style-name="Standard">lato auto </text:p>
      <text:p text:style-name="Standard"/>
      <text:p text:style-name="Standard">Massima velocità</text:p>
      <text:p text:style-name="Standard">coefficiente di tenuta</text:p>
      <text:p text:style-name="Standard">benzina-&gt;peso dell'auto</text:p>
      <text:p text:style-name="Standard"/>
      <text:p text:style-name="Standard">lato pista</text:p>
      <text:p text:style-name="Standard"/>
      <text:p text:style-name="Standard">grip -&gt; coefficiente tenuta auto</text:p>
      <text:p text:style-name="Standard">lunghezza -&gt; tempo attraversamento tratto</text:p>
      <text:p text:style-name="Standard">curvatura-&gt;coefficiente tenuta auto</text:p>
      <text:p text:style-name="Standard">difficoltà -&gt;velocità max</text:p>
      <text:p text:style-name="Standard"/>
      <text:p text:style-name="Standard"/>
      <text:p text:style-name="Standard">coefficiente tenuta= 0.7 (grip pista+curvatura) + 0,3 (gomme)</text:p>
      <text:p text:style-name="Standard">grip = 0.3</text:p>
      <text:p text:style-name="Standard">curvatura = 0.4</text:p>
      <text:p text:style-name="Standard">0.4/160= 0.0025</text:p>
      <text:p text:style-name="Standard"/>
      <text:p text:style-name="Standard">velocità= acc*</text:p>
      <text:p text:style-name="Standard"/>
      <text:p text:style-name="Standard"/>
      <text:p text:style-name="Standard"/>
      <text:p text:style-name="Standard"/>
      <text:p text:style-name="Standard"/>
      <text:p text:style-name="Standard">allora scrivo qualcosa</text:p>
      <text:p text:style-name="Standard">s è spazio</text:p>
      <text:p text:style-name="Standard">so è spazio alla partenza</text:p>
      <text:p text:style-name="Standard">lo stesso vale per v e vo</text:p>
      <text:p text:style-name="Standard"><text:soft-page-break/>che sono le velocità</text:p>
      <text:p text:style-name="Standard">poi c'è vmax</text:p>
      <text:p text:style-name="Standard">e a che è costante</text:p>
      <text:p text:style-name="Standard">in pratica devi fargli fare un controllo</text:p>
      <text:p text:style-name="Standard"/>
      <text:p text:style-name="Standard">non ho capito il problema come è impostato, nel caso il controllo non è necessario</text:p>
      <text:p text:style-name="Standard"/>
      <text:p text:style-name="Standard">se lo spazio da percorrere, tipo un rettilineo diciamo...una specie di gara dei dragster</text:p>
      <text:p text:style-name="Standard"/>
      <text:p text:style-name="Standard">se lo spazio è maggiore di uno spazio definito</text:p>
      <text:p text:style-name="Standard"/>
      <text:p text:style-name="Standard">allora l'oggettino delizioso arriva a vmax e poi va a v costante</text:p>
      <text:p text:style-name="Standard"/>
      <text:p text:style-name="Standard">lo spazio "particolare" lo chiami spazio limite</text:p>
      <text:p text:style-name="Standard"/>
      <text:p text:style-name="Standard">sl</text:p>
      <text:p text:style-name="Standard"/>
      <text:p text:style-name="Standard">quindi se s&lt;sl allora moto uniformemente accelerato</text:p>
      <text:p text:style-name="Standard"/>
      <text:p text:style-name="Standard">sennò aggiungi la parte uniforme</text:p>
      <text:p text:style-name="Standard"/>
      <text:p text:style-name="Standard">poi..l'accelerazione uniforme, quindi il primo tratto è</text:p>
      <text:p text:style-name="Standard"/>
      <text:p text:style-name="Standard">s = so + vo t + 0,5 a t^2</text:p>
      <text:p text:style-name="Standard"/>
      <text:p text:style-name="Standard">quindi dato che vo=0, s è dato dal problema, so=0, a è dato e costante</text:p>
      <text:p text:style-name="Standard"/>
      <text:p text:style-name="Standard"><draw:frame draw:style-name="fr1" draw:name="immagini1" text:anchor-type="paragraph" svg:width="6.996cm" svg:height="2.738cm" draw:z-index="0"><draw:image xlink:href="Pictures/2000001800001B5300000AB1D1BB60AB.svm" xlink:type="simple" xlink:show="embed" xlink:actuate="onLoad"/></draw:frame></text:p>
      <text:p text:style-name="Standard"><text:s/></text:p>
      <text:p text:style-name="Standard"/>
      <text:p text:style-name="Standard">e prendi la soluzione maggiore di zero naturalmente</text:p>
      <text:p text:style-name="Standard"/>
      <text:p text:style-name="P1">per il controllo...trovi prima tl che è il tempo limite</text:p>
      <text:p text:style-name="P4"><text:span text:style-name="T1">      </text:span><text:span text:style-name="T3"> </text:span><text:span text:style-name="T5"> </text:span><text:span text:style-name="T7"> </text:span></text:p>
      <text:p text:style-name="P2">lo trovi facendo </text:p>
      <text:p text:style-name="P4"><text:span text:style-name="T2">      </text:span><text:span text:style-name="T4"> </text:span><text:span text:style-name="T6"> </text:span><text:span text:style-name="T8"> </text:span><text:span text:style-name="T9"> </text:span><text:span text:style-name="T10"><text:s/></text:span><text:span text:style-name="T11">tl = vmax/a</text:span></text:p>
      <text:p text:style-name="P5">e poi sl lo trovi dalla formula sl = 0,5 a (tl)^2</text:p>
      <text:p text:style-name="Standard"/>
      <text:p text:style-name="Standard"/>
      <text:p text:style-name="P1">s = s0 + v0 * t + 0,5 * a* t^2</text:p>
      <text:p text:style-name="Standard"/>
      <text:p text:style-name="Standard"/>
      <text:p text:style-name="P1">cmq ricorda che ci sono i 2 casi</text:p>
      <text:p text:style-name="P4"><text:span text:style-name="T1">      </text:span><text:span text:style-name="T3"> </text:span><text:span text:style-name="T5"> </text:span><text:span text:style-name="T7"> </text:span></text:p>
      <text:p text:style-name="P2">se supera o no s limite</text:p>
      <text:p text:style-name="P4"><text:span text:style-name="T2">      </text:span><text:span text:style-name="T4"> </text:span><text:span text:style-name="T6"> </text:span><text:span text:style-name="T8"> </text:span><text:span text:style-name="T9"> </text:span></text:p>
      <text:p text:style-name="P2">usi quella formula che ti ho detto e trovi tutto</text:p>
      <text:p text:style-name="P4"><text:span text:style-name="T2">      </text:span><text:span text:style-name="T4"> </text:span><text:span text:style-name="T6"> </text:span><text:span text:style-name="T8"> </text:span></text:p>
      <text:p text:style-name="P2">se ti serve la velocità basta che derivi d/dt</text:p>
      <text:p text:style-name="P4"><text:span text:style-name="T2">      </text:span><text:span text:style-name="T4"> </text:span><text:span text:style-name="T6"> </text:span><text:span text:style-name="T8"> </text:span></text:p>
      <text:p text:style-name="P2">e qua trovi tutto se le perdi</text:p>
      <text:p text:style-name="P6"><text:soft-page-break/></text:p>
      <text:p text:style-name="P3">http://it.wikipedia.org/wiki/Moto_rettiline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S Shell Dlg" svg:font-family="'MS Shell Dlg'"/>
    <style:font-face style:name="OpenSymbol" svg:font-family="Open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zxx" fo:country="non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zxx" fo:country="non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8-18T23:02:19.06</dc:date>
    <dc:creator>Famiglia Nesello</dc:creator>
    <meta:editing-duration>PT07H39M01S</meta:editing-duration>
    <meta:editing-cycles>52</meta:editing-cycles>
    <meta:generator>OpenOffice.org/3.0$Win32 OpenOffice.org_project/300m15$Build-9379</meta:generator>
    <meta:document-statistic meta:table-count="0" meta:image-count="1" meta:object-count="0" meta:page-count="4" meta:paragraph-count="103" meta:word-count="524" meta:character-count="3443"/>
    <meta:user-defined meta:name="Info 1"/>
    <meta:user-defined meta:name="Info 2"/>
    <meta:user-defined meta:name="Info 3"/>
    <meta:user-defined meta:name="Info 4"/>
  </office:meta>
</office:document-meta>
</file>